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16.25" calcext:value-type="float">
            <text:p>116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59.75" calcext:value-type="float">
            <text:p>259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5821917808219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4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1T23:06:53.610000000</dc:date>
    <meta:editing-duration>PT14H25M51S</meta:editing-duration>
    <meta:editing-cycles>144</meta:editing-cycles>
    <meta:generator>LibreOffice/7.4.3.2$Windows_X86_64 LibreOffice_project/1048a8393ae2eeec98dff31b5c133c5f1d08b890</meta:generator>
    <meta:document-statistic meta:table-count="1" meta:cell-count="653" meta:object-count="0"/>
  </office:meta>
</office:document-meta>
</file>